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56f36" officeooo:paragraph-rsid="00156f3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56f36" officeooo:paragraph-rsid="00156f36" style:font-size-asian="10.5pt" style:font-size-complex="12pt"/>
    </style:style>
    <style:style style:name="P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fo:font-size="18pt" fo:font-weight="bold" officeooo:rsid="0015e8d0" officeooo:paragraph-rsid="0015e8d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15e8d0" officeooo:paragraph-rsid="0015e8d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5e8d0" officeooo:paragraph-rsid="0015e8d0" style:font-size-asian="10.5pt" style:font-size-complex="12pt"/>
    </style:style>
    <style:style style:name="P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fo:font-size="18pt" fo:font-weight="bold" officeooo:rsid="0015e8d0" officeooo:paragraph-rsid="0015e8d0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5e8d0" officeooo:paragraph-rsid="0015e8d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normal" officeooo:rsid="0015e8d0" officeooo:paragraph-rsid="0015e8d0" style:font-size-asian="11pt" style:font-weight-asian="normal" style:font-size-complex="11pt" style:font-weight-complex="norm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5e8d0" style:font-size-asian="11pt" style:font-size-complex="11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8442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weight="bold" officeooo:rsid="0017e02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dan Handwerger</text:p>
      <text:p text:style-name="P2"><text:span text:style-name="T1">South Plainfield, NJ | 732-593-7411 </text:span><text:span text:style-name="T2">| </text:span><text:a xlink:type="simple" xlink:href="mailto:jordan.handwerger@gmail.com" text:style-name="Internet_20_link" text:visited-style-name="Visited_20_Internet_20_Link"><text:span text:style-name="T2">jordan.handwerger@gmail.com</text:span></text:a><text:span text:style-name="T2"> | U.S.</text:span><text:span text:style-name="T2"> Citizen</text:span></text:p>
      <text:p text:style-name="P3"/>
      <text:p text:style-name="P4">SUMMARY</text:p>
      <text:p text:style-name="P5">Summary</text:p>
      <text:p text:style-name="P6"/>
      <text:p text:style-name="P7">SKILLS</text:p>
      <text:p text:style-name="P5">Skills</text:p>
      <text:p text:style-name="P8"/>
      <text:p text:style-name="P4">WORK EXPERIENCE</text:p>
      <text:p text:style-name="P9">G3 Technologies,<text:span text:style-name="T3"> </text:span><text:span text:style-name="T4">Software Engineer </text:span><text:span text:style-name="T5">– Berkeley Heights, NJ <text:s text:c="32"/>Jan 2021 – Present</text:span></text:p>
      <text:p text:style-name="P10"/>
      <text:p text:style-name="P11"><text:span text:style-name="T6">CACI,</text:span> <text:span text:style-name="T7">Software Engineer Intern</text:span> <text:span text:style-name="T8">– Florham Park, NJ <text:s text:c="8"/></text:span><text:span text:style-name="T9">J</text:span>an 2019 – Aug 2019, May 2020 – Aug 2020 </text:p>
      <text:p text:style-name="P11"/>
      <text:p text:style-name="P12"><text:span text:style-name="T6">Numerix</text:span><text:span text:style-name="T6">,</text:span> <text:span text:style-name="T7">Quality Assurance Developer Intern</text:span> – New York, NY <text:s text:c="27"/>May 2018 – Aug 2018</text:p>
      <text:p text:style-name="P12"/>
      <text:p text:style-name="P13"><text:span text:style-name="T6">Thingee Corporation,</text:span> <text:span text:style-name="T7">Software Engineer Intern</text:span> – Parsippany, NJ <text:s text:c="20"/>Aug 2017 – Dec 2017</text:p>
      <text:p text:style-name="P14"/>
      <text:p text:style-name="P4">EDUCATION<text:span text:style-name="T10"/></text:p>
      <text:p text:style-name="P15">­<text:span text:style-name="T11">Stevens Institute of Technology – Hoboken, NJ, USA</text:span></text:p>
      <text:p text:style-name="P11">Master of Science in Computer Science <text:s/>| 4.0 <text:s text:c="74"/>May 2021</text:p>
      <text:p text:style-name="P11">Bachelor of Science in Cybersecurity | 3.94 <text:s text:c="77"/>May 2020</text:p>
      <text:p text:style-name="P11">Minor in Literature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21:36:39.611996000</meta:creation-date>
    <dc:date>2026-01-05T22:27:48.174036000</dc:date>
    <meta:editing-duration>PT3M58S</meta:editing-duration>
    <meta:editing-cycles>1</meta:editing-cycles>
    <meta:document-statistic meta:table-count="0" meta:image-count="0" meta:object-count="0" meta:page-count="1" meta:paragraph-count="16" meta:word-count="97" meta:character-count="887" meta:non-whitespace-character-count="557"/>
    <meta:generator>LibreOffice/25.8.3.2$MacOSX_AARCH64 LibreOffice_project/8ca8d55c161d602844f5428fa4b58097424e324e</meta:generator>
  </office:meta>
</office:document-meta>
</file>